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4.6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210.7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82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158.2pt" fo:break-before="auto" style:use-optimal-row-height="true"/>
    </style:style>
    <style:style style:name="ro7" style:family="table-row">
      <style:table-row-properties style:row-height="180.54pt" fo:break-before="auto" style:use-optimal-row-height="true"/>
    </style:style>
    <style:style style:name="ro8" style:family="table-row">
      <style:table-row-properties style:row-height="124.61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79.85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236.55pt" fo:break-before="auto" style:use-optimal-row-height="true"/>
    </style:style>
    <style:style style:name="ro13" style:family="table-row">
      <style:table-row-properties style:row-height="113.41pt" fo:break-before="auto" style:use-optimal-row-height="true"/>
    </style:style>
    <style:style style:name="ro14" style:family="table-row">
      <style:table-row-properties style:row-height="14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anual list of submissi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submissi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Model Structure</text:p>
          </table:table-cell>
          <table:table-cell table:style-name="ce1" office:value-type="string" calcext:value-type="string">
            <text:p>Generality</text:p>
          </table:table-cell>
          <table:table-cell table:style-name="ce1" office:value-type="string" calcext:value-type="string">
            <text:p>Pybrain training error</text:p>
          </table:table-cell>
          <table:table-cell table:style-name="ce1" office:value-type="string" calcext:value-type="string">
            <text:p>Pybrain validation error</text:p>
          </table:table-cell>
          <table:table-cell table:style-name="ce1" office:value-type="string" calcext:value-type="string">
            <text:p>loglosses</text:p>
          </table:table-cell>
          <table:table-cell table:style-name="ce1" office:value-type="string" calcext:value-type="string">
            <text:p>Public Score</text:p>
          </table:table-cell>
          <table:table-cell table:style-name="ce1" office:value-type="string" calcext:value-type="string">
            <text:p>Who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00460--thunder_submission.csv</text:p>
          </table:table-cell>
          <table:table-cell table:number-columns-repeated="6"/>
          <table:table-cell office:value-type="float" office:value="0.457" calcext:value-type="float">
            <text:p>0.457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15-05-14-16-54-44--xgboost--thunder--rf300</text:p>
          </table:table-cell>
          <table:table-cell table:number-columns-repeated="6"/>
          <table:table-cell office:value-type="float" office:value="0.503" calcext:value-type="float">
            <text:p>0.503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0570--random_forest_300_submission.csv</text:p>
          </table:table-cell>
          <table:table-cell table:number-columns-repeated="6"/>
          <table:table-cell table:style-name="ce3" office:value-type="float" office:value="0.57" calcext:value-type="float">
            <text:p>0.57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0597--benchmark.csv</text:p>
          </table:table-cell>
          <table:table-cell table:number-columns-repeated="6"/>
          <table:table-cell office:value-type="float" office:value="0.597" calcext:value-type="float">
            <text:p>0.597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0963—NN_pybrain_deep.py.clip.norm.csv</text:p>
          </table:table-cell>
          <table:table-cell table:number-columns-repeated="6"/>
          <table:table-cell office:value-type="float" office:value="0.963" calcext:value-type="float">
            <text:p>0.963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015-05-14-20-11-47.csv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  tfidf=b93-12s-10s-9w=</text:p>
            <text:p/>
          </table:table-cell>
          <table:table-cell/>
          <table:table-cell office:value-type="float" office:value="0.018262" calcext:value-type="float">
            <text:p>0.018262</text:p>
          </table:table-cell>
          <table:table-cell/>
          <table:table-cell office:value-type="string" calcext:value-type="string">
            <text:p>[0.209, 0.002, 11.005, -0.827, -0.83, -0.737]</text:p>
          </table:table-cell>
          <table:table-cell/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15-05-14-23-42-31.csv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tfidf=93tfidf=93b-9s-b9s=</text:p>
          </table:table-cell>
          <table:table-cell/>
          <table:table-cell office:value-type="float" office:value="0.01712" calcext:value-type="float">
            <text:p>0.01712</text:p>
          </table:table-cell>
          <table:table-cell/>
          <table:table-cell office:value-type="string" calcext:value-type="string">
            <text:p>[0.267, 0.001, 8.807, -0.575, -0.578, -0.703]</text:p>
          </table:table-cell>
          <table:table-cell/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N_pybrain_modular.py</text:p>
          </table:table-cell>
          <table:table-cell office:value-type="string" calcext:value-type="string">
            <text:p>2015-05-15-04-01-31.csv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2"/>tfidf=93tfidf=93b-9s-b9s=</text:p>
          </table:table-cell>
          <table:table-cell/>
          <table:table-cell office:value-type="float" office:value="0.016781" calcext:value-type="float">
            <text:p>0.016781</text:p>
          </table:table-cell>
          <table:table-cell/>
          <table:table-cell office:value-type="string" calcext:value-type="string">
            <text:p>[0.289, 0.002, 15.577, -0.527, -0.531, -0.701]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2o_submission_postprocessed.csv.zip</text:p>
          </table:table-cell>
          <table:table-cell/>
          <table:table-cell office:value-type="string" calcext:value-type="string">
            <text:p>exponent of 1.4</text:p>
          </table:table-cell>
          <table:table-cell table:number-columns-repeated="4"/>
          <table:table-cell office:value-type="float" office:value="0.503" calcext:value-type="float">
            <text:p>0.503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gboost_submission.csv <text:s/></text:p>
          </table:table-cell>
          <table:table-cell table:number-columns-repeated="6"/>
          <table:table-cell office:value-type="float" office:value="0.50763" calcext:value-type="float">
            <text:p>0.50763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l_submission.csv <text:s/></text:p>
          </table:table-cell>
          <table:table-cell table:number-columns-repeated="6"/>
          <table:table-cell office:value-type="float" office:value="0.45715" calcext:value-type="float">
            <text:p>0.45715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enchmark_svm.csv</text:p>
          </table:table-cell>
          <table:table-cell table:number-columns-repeated="6"/>
          <table:table-cell office:value-type="float" office:value="0.00549" calcext:value-type="float">
            <text:p>0.00549</text:p>
          </table:table-cell>
          <table:table-cell office:value-type="string" calcext:value-type="string">
            <text:p>J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gboost_gl_thunder_rf300.csv</text:p>
          </table:table-cell>
          <table:table-cell table:number-columns-repeated="6"/>
          <table:table-cell office:value-type="float" office:value="0.4738" calcext:value-type="float">
            <text:p>0.4738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15-03-17…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/>
          <table:table-cell table:style-name="ce2" office:value-type="percentage" office:value="0.016333" calcext:value-type="percentage">
            <text:p>1.63%</text:p>
          </table:table-cell>
          <table:table-cell table:style-name="ce2" office:value-type="percentage" office:value="0.018226" calcext:value-type="percentage">
            <text:p>1.82%</text:p>
          </table:table-cell>
          <table:table-cell office:value-type="string" calcext:value-type="string">
            <text:p>[0.297, 0.002, 10.815, -0.522, -0.525, -47147.236]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5-03-18-03-30…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3-tfidf-an-18ss-12ss-12ss-9</text:p>
          </table:table-cell>
          <table:table-cell table:style-name="ce2" office:value-type="percentage" office:value="-0.08" calcext:value-type="percentage">
            <text:p>-8.00%</text:p>
          </table:table-cell>
          <table:table-cell table:style-name="ce2" office:value-type="percentage" office:value="0.018711" calcext:value-type="percentage">
            <text:p>1.87%</text:p>
          </table:table-cell>
          <table:table-cell table:style-name="ce2" office:value-type="percentage" office:value="0.020135" calcext:value-type="percentage">
            <text:p>2.01%</text:p>
          </table:table-cell>
          <table:table-cell office:value-type="string" calcext:value-type="string">
            <text:p>[0.23, 0.002, 11.023, -0.693, -0.696, -48327.578]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5-05-18-04…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office:value-type="percentage" office:value="-0.0835" calcext:value-type="percentage">
            <text:p>-8.35%</text:p>
          </table:table-cell>
          <table:table-cell table:style-name="ce2" office:value-type="percentage" office:value="0.0185111" calcext:value-type="percentage">
            <text:p>1.85%</text:p>
          </table:table-cell>
          <table:table-cell table:style-name="ce2" office:value-type="percentage" office:value="0.0201977" calcext:value-type="percentage">
            <text:p>2.02%</text:p>
          </table:table-cell>
          <table:table-cell office:value-type="string" calcext:value-type="string">
            <text:p>[0.251, 0.002, 15.075, -0.614, -0.619, -47819.788]\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/>hailmary—2015-05-18-16-32-52--productof--thunder-xgboost-gl-joesv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15-05-18-04…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.0ss-10.0ss </text:p>
          </table:table-cell>
          <table:table-cell table:style-name="ce2" office:value-type="percentage" office:value="-0.0156" calcext:value-type="percentage">
            <text:p>-1.56%</text:p>
          </table:table-cell>
          <table:table-cell table:style-name="ce2" office:value-type="percentage" office:value="0.0210617" calcext:value-type="percentage">
            <text:p>2.11%</text:p>
          </table:table-cell>
          <table:table-cell table:style-name="ce2" office:value-type="percentage" office:value="0.0213962" calcext:value-type="percentage">
            <text:p>2.14%</text:p>
          </table:table-cell>
          <table:table-cell office:value-type="string" calcext:value-type="string">
            <text:p>[0.198, 0.001, 8.803, -0.87, -0.873, -49525.417]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Structure Shorthand Notation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with any transformation that is applied to the entire dataset and cannot be applied to a single record or samp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“=” indicates a parallel (1-to1 or indentity weight matrix) connection from the inputs to the input layer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el structure shorthand is read left to right from inputs to output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number represents the number of nodes (the number of dimensions of the vector passed from left to right)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A lowercase character or string after a number indicates any transformation applied to all of the outputs of the nodes/vector to the left.</text:p>
            <text:p/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FIDF = TFIDF xform on in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 = fully connec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'= = identically connec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'+# = convolutionally connected in 1-D sliding window width of 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 = bias + linear 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 = sigmoi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 = linear weights/gains</text:p>
          </table:table-cell>
          <table:table-cell table:number-columns-repeated="1020"/>
        </table:table-row>
      </table:table>
      <table:table table:name="kaggle submissions" table:style-name="ta1">
        <table:shapes>
          <draw:frame draw:z-index="0" draw:name="https://www.kaggle.com/content/v/1f13ac1442f9/shared/img/message-warning.png" draw:style-name="gr1" draw:text-style-name="P1" svg:width="35.97pt" svg:height="35.97pt" svg:x="191.99pt" svg:y="115.2pt">
            <draw:image xlink:href="https://www.kaggle.com/content/v/1f13ac1442f9/shared/img/message-warning.png" xlink:type="simple" xlink:show="embed" xlink:actuate="onLoad">
              <text:p/>
            </draw:image>
          </draw:frame>
          <draw:frame draw:z-index="1" draw:name="https://www.kaggle.com/content/v/1f13ac1442f9/shared/img/message-warning.png" draw:style-name="gr1" draw:text-style-name="P1" svg:width="35.97pt" svg:height="35.97pt" svg:x="191.99pt" svg:y="127.98pt">
            <draw:image xlink:href="https://www.kaggle.com/content/v/1f13ac1442f9/shared/img/message-warning.png" xlink:type="simple" xlink:show="embed" xlink:actuate="onLoad">
              <text:p/>
            </draw:image>
          </draw:frame>
          <draw:frame draw:z-index="2" draw:name="https://www.kaggle.com/content/v/1f13ac1442f9/shared/img/message-warning.png" draw:style-name="gr1" draw:text-style-name="P1" svg:width="35.97pt" svg:height="35.97pt" svg:x="191.99pt" svg:y="230.4pt">
            <draw:image xlink:href="https://www.kaggle.com/content/v/1f13ac1442f9/shared/img/message-warning.png" xlink:type="simple" xlink:show="embed" xlink:actuate="onLoad">
              <text:p/>
            </draw:image>
          </draw:frame>
          <draw:frame draw:z-index="3" draw:name="https://www.kaggle.com/content/v/1f13ac1442f9/shared/img/message-warning.png" draw:style-name="gr1" draw:text-style-name="P1" svg:width="35.97pt" svg:height="35.97pt" svg:x="191.99pt" svg:y="256pt">
            <draw:image xlink:href="https://www.kaggle.com/content/v/1f13ac1442f9/shared/img/message-warning.png" xlink:type="simple" xlink:show="embed" xlink:actuate="onLoad">
              <text:p/>
            </draw:image>
          </draw:frame>
        </table:shapes>
        <table:table-column table:style-name="co6" table:default-cell-style-name="ce7"/>
        <table:table-column table:style-name="co5" table:number-columns-repeated="2" table:default-cell-style-name="ce7"/>
        <table:table-column table:style-name="co5" table:default-cell-style-name="ce9"/>
        <table:table-row table:style-name="ro3">
          <table:table-cell office:value-type="string" calcext:value-type="string">
            <text:p>Mon, 18 May 2015 23:48:15 geometric average (elementwise product) of our 4 best entries <text:a xlink:href="https://www.kaggle.com/competitions/submissions/1603696/edit" xlink:type="simple">Edit description</text:a> </text:p>
          </table:table-cell>
          <table:table-cell office:value-type="string" calcext:value-type="string">
            <text:p><text:a xlink:href="https://www.kaggle.com/submissions/1603696/1603696.zip" xlink:type="simple">hailmary--2015-05-18-16-32-52--productof--thunder-xgboost-gl-joesvm.csv</text:a> </text:p>
          </table:table-cell>
          <table:table-cell office:value-type="float" office:value="0.82296" calcext:value-type="float">
            <text:p>0.82296</text:p>
          </table:table-cell>
          <table:table-cell/>
        </table:table-row>
        <table:table-row table:style-name="ro4">
          <table:table-cell office:value-type="string" calcext:value-type="string">
            <text:p>Mon, 18 May 2015 23:36:53 <text:a xlink:href="https://www.kaggle.com/competitions/submissions/1603626/edit" xlink:type="simple">Edit description</text:a> </text:p>
          </table:table-cell>
          <table:table-cell office:value-type="string" calcext:value-type="string">
            <text:p><text:a xlink:href="https://www.kaggle.com/submissions/1603626/1603626.zip" xlink:type="simple">2015-05-18-05-01-07.csv</text:a> </text:p>
          </table:table-cell>
          <table:table-cell office:value-type="float" office:value="2.47025" calcext:value-type="float">
            <text:p>2.47025</text:p>
          </table:table-cell>
          <table:table-cell/>
        </table:table-row>
        <table:table-row table:style-name="ro5">
          <table:table-cell office:value-type="string" calcext:value-type="string">
            <text:p>Mon, 18 May 2015 22:43:09 Joe's latest attempt at h2o with more epochs and very deep and broad net, rectifier with dropouts <text:a xlink:href="https://www.kaggle.com/competitions/submissions/1603378/edit" xlink:type="simple">Edit description</text:a> </text:p>
          </table:table-cell>
          <table:table-cell office:value-type="string" calcext:value-type="string">
            <text:p><text:a xlink:href="https://www.kaggle.com/submissions/1603378/1603378.zip" xlink:type="simple">h2o_v3.csv</text:a> </text:p>
          </table:table-cell>
          <table:table-cell office:value-type="float" office:value="0.83429" calcext:value-type="float">
            <text:p>0.83429</text:p>
          </table:table-cell>
          <table:table-cell/>
        </table:table-row>
        <table:table-row table:style-name="ro6">
          <table:table-cell office:value-type="string" calcext:value-type="string">
            <text:p>Sun, 17 May 2015 23:49:26 'benchmark_svm.csv', '00460--thunder_submission.csv', 'xgboost_submission.csv', 'gl_submission.csv' <text:a xlink:href="https://www.kaggle.com/competitions/submissions/1598341/edit" xlink:type="simple">Edit description</text:a> </text:p>
          </table:table-cell>
          <table:table-cell office:value-type="string" calcext:value-type="string">
            <text:p><text:a xlink:href="https://www.kaggle.com/submissions/1598341/1598341.zip" xlink:type="simple">2015-05-17-16-47-36.csv</text:a> </text:p>
          </table:table-cell>
          <table:table-cell office:value-type="float" office:value="0.45574" calcext:value-type="float">
            <text:p>0.45574</text:p>
          </table:table-cell>
          <table:table-cell/>
        </table:table-row>
        <table:table-row table:style-name="ro7">
          <table:table-cell office:value-type="string" calcext:value-type="string">
            <text:p>Sun, 17 May 2015 23:40:30 00570--random_forest_300_submission.csv', '00460--thunder_submission.csv', 'xgboost_submission.csv', 'gl_submission.csv' <text:a xlink:href="https://www.kaggle.com/competitions/submissions/1598297/edit" xlink:type="simple">Edit description</text:a> </text:p>
          </table:table-cell>
          <table:table-cell office:value-type="string" calcext:value-type="string">
            <text:p><text:a xlink:href="https://www.kaggle.com/submissions/1598297/1598297.zip" xlink:type="simple">2015-05-17-16-32-47.csv</text:a> </text:p>
          </table:table-cell>
          <table:table-cell office:value-type="float" office:value="0.4738" calcext:value-type="float">
            <text:p>0.4738</text:p>
          </table:table-cell>
          <table:table-cell/>
        </table:table-row>
        <table:table-row table:style-name="ro8">
          <table:table-cell office:value-type="string" calcext:value-type="string">
            <text:p>Sun, 17 May 2015 23:28:41 9 nodes, signmoids, with biases in inp and outp, 0.016 training log loss <text:a xlink:href="https://www.kaggle.com/competitions/submissions/1598242/edit" xlink:type="simple">Edit description</text:a> </text:p>
          </table:table-cell>
          <table:table-cell office:value-type="string" calcext:value-type="string">
            <text:p><text:a xlink:href="https://www.kaggle.com/submissions/1598242/1598242.zip" xlink:type="simple">2015-05-15-04-01-31.csv</text:a> </text:p>
          </table:table-cell>
          <table:table-cell office:value-type="float" office:value="0.78292" calcext:value-type="float">
            <text:p>0.78292</text:p>
          </table:table-cell>
          <table:table-cell/>
        </table:table-row>
        <table:table-row table:style-name="ro9">
          <table:table-cell office:value-type="string" calcext:value-type="string">
            <text:p>Sat, 16 May 2015 09:22:00 Joe's first SVM attempt! Awesome! <text:a xlink:href="https://www.kaggle.com/competitions/submissions/1592478/edit" xlink:type="simple">Edit description</text:a> </text:p>
          </table:table-cell>
          <table:table-cell office:value-type="string" calcext:value-type="string">
            <text:p><text:a xlink:href="https://www.kaggle.com/submissions/1592478/1592478.zip" xlink:type="simple">benchmark_svm.csv</text:a> </text:p>
          </table:table-cell>
          <table:table-cell office:value-type="float" office:value="0.54909" calcext:value-type="float">
            <text:p>0.54909</text:p>
          </table:table-cell>
          <table:table-cell/>
        </table:table-row>
        <table:table-row table:style-name="ro9">
          <table:table-cell office:value-type="string" calcext:value-type="string">
            <text:p>Sat, 16 May 2015 01:55:15 Recalculated h2o using more cores. <text:a xlink:href="https://www.kaggle.com/competitions/submissions/1591674/edit" xlink:type="simple">Edit description</text:a> </text:p>
          </table:table-cell>
          <table:table-cell office:value-type="string" calcext:value-type="string">
            <text:p><text:a xlink:href="https://www.kaggle.com/submissions/1591674/1591674.zip" xlink:type="simple">submission.csv</text:a> </text:p>
          </table:table-cell>
          <table:table-cell office:value-type="float" office:value="0.83429" calcext:value-type="float">
            <text:p>0.83429</text:p>
          </table:table-cell>
          <table:table-cell/>
        </table:table-row>
        <table:table-row table:style-name="ro10">
          <table:table-cell office:value-type="string" calcext:value-type="string">
            <text:p>Sat, 16 May 2015 01:21:09 elementwise power 1.435 <text:a xlink:href="https://www.kaggle.com/competitions/submissions/1591599/edit" xlink:type="simple">Edit description</text:a> </text:p>
          </table:table-cell>
          <table:table-cell office:value-type="string" calcext:value-type="string">
            <text:p><text:a xlink:href="https://www.kaggle.com/submissions/1591599/1591599.zip" xlink:type="simple">h2o_submission_postprocessed.csv.zip</text:a> </text:p>
          </table:table-cell>
          <table:table-cell office:value-type="float" office:value="0.50334" calcext:value-type="float">
            <text:p>0.50334</text:p>
          </table:table-cell>
          <table:table-cell/>
        </table:table-row>
        <table:table-row table:style-name="ro9">
          <table:table-cell office:value-type="string" calcext:value-type="string">
            <text:p>Sat, 16 May 2015 00:52:45 elementwise exponent 1.435 <text:a xlink:href="https://www.kaggle.com/competitions/submissions/1591534/edit" xlink:type="simple">Edit description</text:a> </text:p>
          </table:table-cell>
          <table:table-cell office:value-type="string" calcext:value-type="string">
            <text:p><text:a xlink:href="https://www.kaggle.com/submissions/1591534/1591534.zip" xlink:type="simple">h2o_submission_postprocessed.csv</text:a> <text:a xlink:href="https://www.kaggle.com/c/otto-group-product-classification-challenge/submissions#" xlink:type="simple">▼Submission info/warnings</text:a> </text:p>
          </table:table-cell>
          <table:table-cell table:style-name="ce8" office:value-type="string" calcext:value-type="string">
            <text:p>Error </text:p>
          </table:table-cell>
          <table:table-cell/>
        </table:table-row>
        <table:table-row table:style-name="ro9">
          <table:table-cell office:value-type="string" calcext:value-type="string">
            <text:p>Sat, 16 May 2015 00:51:57 elementwise exponent 1.435 <text:a xlink:href="https://www.kaggle.com/competitions/submissions/1591531/edit" xlink:type="simple">Edit description</text:a> </text:p>
          </table:table-cell>
          <table:table-cell office:value-type="string" calcext:value-type="string">
            <text:p><text:a xlink:href="https://www.kaggle.com/submissions/1591531/1591531.zip" xlink:type="simple">h2o_submission_postprocessed.csv</text:a> <text:a xlink:href="https://www.kaggle.com/c/otto-group-product-classification-challenge/submissions#" xlink:type="simple">▼Submission info/warnings</text:a> </text:p>
          </table:table-cell>
          <table:table-cell table:style-name="ce8" office:value-type="string" calcext:value-type="string">
            <text:p>Error </text:p>
          </table:table-cell>
          <table:table-cell/>
        </table:table-row>
        <table:table-row table:style-name="ro11">
          <table:table-cell office:value-type="string" calcext:value-type="string">
            <text:p>Fri, 15 May 2015 01:33:01 gl submission. <text:a xlink:href="https://www.kaggle.com/competitions/submissions/1588236/edit" xlink:type="simple">Edit description</text:a> </text:p>
          </table:table-cell>
          <table:table-cell office:value-type="string" calcext:value-type="string">
            <text:p><text:a xlink:href="https://www.kaggle.com/submissions/1588236/1588236.zip" xlink:type="simple">gl_submission.csv</text:a> </text:p>
          </table:table-cell>
          <table:table-cell office:value-type="float" office:value="0.45715" calcext:value-type="float">
            <text:p>0.45715</text:p>
          </table:table-cell>
          <table:table-cell/>
        </table:table-row>
        <table:table-row table:style-name="ro11">
          <table:table-cell office:value-type="string" calcext:value-type="string">
            <text:p>Fri, 15 May 2015 01:25:11 Xgboost nn. <text:a xlink:href="https://www.kaggle.com/competitions/submissions/1588216/edit" xlink:type="simple">Edit description</text:a> </text:p>
          </table:table-cell>
          <table:table-cell office:value-type="string" calcext:value-type="string">
            <text:p><text:a xlink:href="https://www.kaggle.com/submissions/1588216/1588216.zip" xlink:type="simple">xgboost_submission.csv</text:a> </text:p>
          </table:table-cell>
          <table:table-cell office:value-type="float" office:value="0.50763" calcext:value-type="float">
            <text:p>0.50763</text:p>
          </table:table-cell>
          <table:table-cell/>
        </table:table-row>
        <table:table-row table:style-name="ro12">
          <table:table-cell office:value-type="string" calcext:value-type="string">
            <text:p>Fri, 15 May 2015 00:46:46 The best random forest answer + thunder's two submissions, averaged together: `util.submit(['00570--random_forest_300_submission.csv', 'thunder_submission.csv', 'xgboost_submission.csv'])` <text:a xlink:href="https://www.kaggle.com/competitions/submissions/1588136/edit" xlink:type="simple">Edit description</text:a> </text:p>
          </table:table-cell>
          <table:table-cell office:value-type="string" calcext:value-type="string">
            <text:p><text:a xlink:href="https://www.kaggle.com/submissions/1588136/1588136.zip" xlink:type="simple">2015-05-14-16-54-44.csv</text:a> </text:p>
          </table:table-cell>
          <table:table-cell office:value-type="float" office:value="0.50293" calcext:value-type="float">
            <text:p>0.50293</text:p>
          </table:table-cell>
          <table:table-cell/>
        </table:table-row>
        <table:table-row table:style-name="ro9">
          <table:table-cell office:value-type="string" calcext:value-type="string">
            <text:p>Thu, 14 May 2015 15:54:15 Submission using H2o NN. <text:a xlink:href="https://www.kaggle.com/competitions/submissions/1586713/edit" xlink:type="simple">Edit description</text:a> </text:p>
          </table:table-cell>
          <table:table-cell office:value-type="string" calcext:value-type="string">
            <text:p><text:a xlink:href="https://www.kaggle.com/submissions/1586713/1586713.zip" xlink:type="simple">thunder_submission.csv</text:a> </text:p>
          </table:table-cell>
          <table:table-cell office:value-type="float" office:value="0.46029" calcext:value-type="float">
            <text:p>0.46029</text:p>
          </table:table-cell>
          <table:table-cell/>
        </table:table-row>
        <table:table-row table:style-name="ro13">
          <table:table-cell office:value-type="string" calcext:value-type="string">
            <text:p>Thu, 14 May 2015 15:51:51 3 layers, all linear (including output), and 360 epochs <text:a xlink:href="https://www.kaggle.com/competitions/submissions/1586704/edit" xlink:type="simple">Edit description</text:a> </text:p>
          </table:table-cell>
          <table:table-cell office:value-type="string" calcext:value-type="string">
            <text:p><text:a xlink:href="https://www.kaggle.com/submissions/1586704/1586704.zip" xlink:type="simple">2015-05-14-08-47-00.csv</text:a> </text:p>
          </table:table-cell>
          <table:table-cell office:value-type="float" office:value="1.50144" calcext:value-type="float">
            <text:p>1.50144</text:p>
          </table:table-cell>
          <table:table-cell/>
        </table:table-row>
        <table:table-row table:style-name="ro10">
          <table:table-cell office:value-type="string" calcext:value-type="string">
            <text:p>Thu, 14 May 2015 00:47:52 3 layer linear net 80 epochs <text:a xlink:href="https://www.kaggle.com/competitions/submissions/1584658/edit" xlink:type="simple">Edit description</text:a> </text:p>
          </table:table-cell>
          <table:table-cell office:value-type="string" calcext:value-type="string">
            <text:p><text:a xlink:href="https://www.kaggle.com/submissions/1584658/1584658.zip" xlink:type="simple">2015-05-13-17-46-11.csv</text:a> </text:p>
          </table:table-cell>
          <table:table-cell office:value-type="float" office:value="1.00615" calcext:value-type="float">
            <text:p>1.00615</text:p>
          </table:table-cell>
          <table:table-cell/>
        </table:table-row>
        <table:table-row table:style-name="ro14">
          <table:table-cell office:value-type="string" calcext:value-type="string">
            <text:p>Wed, 13 May 2015 17:37:42 2 layer NN morning before million cups. allow negative probability and prob sums greater than 1 <text:a xlink:href="https://www.kaggle.com/competitions/submissions/1583697/edit" xlink:type="simple">Edit description</text:a> </text:p>
          </table:table-cell>
          <table:table-cell office:value-type="string" calcext:value-type="string">
            <text:p><text:a xlink:href="https://www.kaggle.com/submissions/1583697/1583697.zip" xlink:type="simple">NN_pybrain_deep.py.clip.norm.csv</text:a> </text:p>
          </table:table-cell>
          <table:table-cell office:value-type="float" office:value="0.96288" calcext:value-type="float">
            <text:p>0.96288</text:p>
          </table:table-cell>
          <table:table-cell/>
        </table:table-row>
        <table:table-row table:style-name="ro14">
          <table:table-cell office:value-type="string" calcext:value-type="string">
            <text:p>Wed, 13 May 2015 17:27:42 2 layer NN morning before million cups. allow negative probability and prob sums greater than 1 <text:a xlink:href="https://www.kaggle.com/competitions/submissions/1583672/edit" xlink:type="simple">Edit description</text:a> </text:p>
          </table:table-cell>
          <table:table-cell office:value-type="string" calcext:value-type="string">
            <text:p><text:a xlink:href="https://www.kaggle.com/submissions/1583672/1583672.zip" xlink:type="simple">NN_pybrain_deep.py.csv</text:a> <text:a xlink:href="https://www.kaggle.com/c/otto-group-product-classification-challenge/submissions#" xlink:type="simple">▼Submission info/warnings</text:a> </text:p>
          </table:table-cell>
          <table:table-cell table:style-name="ce8" office:value-type="string" calcext:value-type="string">
            <text:p>Error </text:p>
          </table:table-cell>
          <table:table-cell/>
        </table:table-row>
        <table:table-row table:style-name="ro14">
          <table:table-cell office:value-type="string" calcext:value-type="string">
            <text:p>Wed, 13 May 2015 05:19:05 smallest imaginable PyBrain perceptron after 60 training epochs (30 minutes) <text:a xlink:href="https://www.kaggle.com/competitions/submissions/1581751/edit" xlink:type="simple">Edit description</text:a> </text:p>
          </table:table-cell>
          <table:table-cell office:value-type="string" calcext:value-type="string">
            <text:p><text:a xlink:href="https://www.kaggle.com/submissions/1581751/1581751.zip" xlink:type="simple">NN_perceptron.csv</text:a> </text:p>
          </table:table-cell>
          <table:table-cell office:value-type="float" office:value="2.55946" calcext:value-type="float">
            <text:p>2.55946</text:p>
          </table:table-cell>
          <table:table-cell/>
        </table:table-row>
        <table:table-row table:style-name="ro8">
          <table:table-cell office:value-type="string" calcext:value-type="string">
            <text:p>Wed, 13 May 2015 05:13:15 9-DOF PyBrain perceptron after 60 training epochs (30 minutes) <text:a xlink:href="https://www.kaggle.com/competitions/submissions/1581739/edit" xlink:type="simple">Edit description</text:a> </text:p>
          </table:table-cell>
          <table:table-cell office:value-type="string" calcext:value-type="string">
            <text:p><text:a xlink:href="https://www.kaggle.com/submissions/1581739/1581739.zip" xlink:type="simple">NN_perceptron.csv</text:a> <text:a xlink:href="https://www.kaggle.com/c/otto-group-product-classification-challenge/submissions#" xlink:type="simple">▼Submission info/warnings</text:a> </text:p>
          </table:table-cell>
          <table:table-cell table:style-name="ce8" office:value-type="string" calcext:value-type="string">
            <text:p>Error </text:p>
          </table:table-cell>
          <table:table-cell/>
        </table:table-row>
        <table:table-row table:style-name="ro9">
          <table:table-cell office:value-type="string" calcext:value-type="string">
            <text:p>Tue, 05 May 2015 02:31:40 Ensemble of 300 decision trees. <text:a xlink:href="https://www.kaggle.com/competitions/submissions/1552269/edit" xlink:type="simple">Edit description</text:a> </text:p>
          </table:table-cell>
          <table:table-cell office:value-type="string" calcext:value-type="string">
            <text:p><text:a xlink:href="https://www.kaggle.com/submissions/1552269/1552269.zip" xlink:type="simple">random_forest_300_submission.csv</text:a> </text:p>
          </table:table-cell>
          <table:table-cell office:value-type="float" office:value="0.57043" calcext:value-type="float">
            <text:p>0.57043</text:p>
          </table:table-cell>
          <table:table-cell/>
        </table:table-row>
        <table:table-row table:style-name="ro10">
          <table:table-cell office:value-type="string" calcext:value-type="string">
            <text:p>Fri, 24 Apr 2015 03:20:57 Initial submission. <text:a xlink:href="https://www.kaggle.com/competitions/submissions/1476646/edit" xlink:type="simple">Edit description</text:a> </text:p>
          </table:table-cell>
          <table:table-cell office:value-type="string" calcext:value-type="string">
            <text:p><text:a xlink:href="https://www.kaggle.com/submissions/1476646/1476646.zip" xlink:type="simple">benchmark.csv</text:a> </text:p>
          </table:table-cell>
          <table:table-cell office:value-type="float" office:value="0.5969" calcext:value-type="float">
            <text:p>0.59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 style:data-style-name="N2" text:time-value="15:51:28.232716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0:19:43.973236046</meta:creation-date>
    <dc:date>2015-05-31T15:54:09.563012385</dc:date>
    <meta:editing-duration>PT5H48S</meta:editing-duration>
    <meta:editing-cycles>11</meta:editing-cycles>
    <meta:generator>LibreOffice/4.4.2.2$Linux_X86_64 LibreOffice_project/40m0$Build-2</meta:generator>
    <meta:document-statistic meta:table-count="2" meta:cell-count="169" meta:object-count="4"/>
  </office:meta>
</office:document-meta>
</file>